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svg:stroke-linecap="square" draw:fill="none" draw:textarea-horizontal-align="justify" draw:textarea-vertical-align="middle" draw:auto-grow-height="false" fo:min-height="1.522cm" fo:min-width="2.272cm" fo:padding-top="0cm" fo:padding-bottom="0cm" fo:padding-left="0cm" fo:padding-right="0cm" style:writing-mode="lr-tb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svg:stroke-width="0.035cm" svg:stroke-color="#000000" draw:marker-start-width="0.252cm" draw:marker-end-width="0.252cm" svg:stroke-linecap="square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svg:stroke-linecap="square" draw:fill="none" loext:fill-use-slide-background="false" draw:textarea-horizontal-align="justify" draw:textarea-vertical-align="middle" draw:auto-grow-height="false" fo:min-height="0.424cm" fo:min-width="0.424cm" fo:padding-top="0cm" fo:padding-bottom="0cm" fo:padding-left="0cm" fo:padding-right="0cm" style:writing-mode="lr-tb"/>
      <style:paragraph-properties style:writing-mode="lr-tb"/>
    </style:style>
    <style:style style:name="gr5" style:family="graphic" style:parent-style-name="standard">
      <style:graphic-properties draw:stroke="none" draw:stroke-dash="Dash_20_Dot_20_3" svg:stroke-width="0cm" draw:stroke-linejoin="none" svg:stroke-linecap="butt" draw:fill="solid" draw:fill-color="#000000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style:font-name="Latin Modern Roman" fo:font-size="12pt"/>
    </style:style>
    <style:style style:name="P4" style:family="paragraph">
      <loext:graphic-properties draw:fill="none"/>
      <style:paragraph-properties fo:text-align="center" style:writing-mode="lr-tb"/>
      <style:text-properties style:font-name="Latin Modern Roman" fo:font-size="12pt" fo:font-weight="bold" style:font-weight-asian="bold" style:font-weight-complex="bold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3cm" svg:height="2cm" svg:x="2.6cm" svg:y="0.1cm">
          <text:p text:style-name="P1"><text:span text:style-name="T1">Algorytm ideal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6cm" svg:y1="1.1cm" svg:x2="2.6cm" svg:y2="1.1cm">
          <text:p/>
        </draw:line>
        <draw:custom-shape draw:style-name="gr1" draw:text-style-name="P2" draw:layer="layout" svg:width="3cm" svg:height="2cm" svg:x="2.6cm" svg:y="4.101cm">
          <text:p text:style-name="P1"><text:span text:style-name="T1">Algorytm rzeczywis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6cm" svg:y1="5.101cm" svg:x2="2.6cm" svg:y2="5.101cm">
          <text:p/>
        </draw:line>
        <draw:line draw:style-name="gr3" draw:text-style-name="P3" draw:layer="layout" svg:x1="0.1cm" svg:y1="3.1cm" svg:x2="1.6cm" svg:y2="3.1cm">
          <text:p/>
        </draw:line>
        <draw:line draw:style-name="gr3" draw:text-style-name="P3" draw:layer="layout" svg:x1="1.6cm" svg:y1="1.1cm" svg:x2="1.6cm" svg:y2="5.1cm">
          <text:p/>
        </draw:line>
        <draw:line draw:style-name="gr3" draw:text-style-name="P3" draw:layer="layout" svg:x1="4.2cm" svg:y1="3.1cm" svg:x2="7.1cm" svg:y2="3.1cm">
          <text:p/>
        </draw:line>
        <draw:line draw:style-name="gr3" draw:text-style-name="P3" draw:layer="layout" svg:x1="4.2cm" svg:y1="3.1cm" svg:x2="4.2cm" svg:y2="4.1cm">
          <text:p/>
        </draw:line>
        <draw:line draw:style-name="gr2" draw:text-style-name="P3" draw:layer="layout" svg:x1="7.1cm" svg:y1="3.1cm" svg:x2="7.1cm" svg:y2="4.8cm">
          <text:p/>
        </draw:line>
        <draw:line draw:style-name="gr3" draw:text-style-name="P3" draw:layer="layout" svg:x1="9.1cm" svg:y1="1.1cm" svg:x2="5.6cm" svg:y2="1.1cm">
          <text:p/>
        </draw:line>
        <draw:line draw:style-name="gr2" draw:text-style-name="P3" draw:layer="layout" svg:x1="9.1cm" svg:y1="1.1cm" svg:x2="9.1cm" svg:y2="2.8cm">
          <text:p/>
        </draw:line>
        <draw:line draw:style-name="gr2" draw:text-style-name="P3" draw:layer="layout" svg:x1="9.1cm" svg:y1="5.1cm" svg:x2="9.1cm" svg:y2="3.4cm">
          <text:p/>
        </draw:line>
        <draw:custom-shape draw:style-name="gr4" draw:text-style-name="P4" draw:layer="layout" svg:width="0.6cm" svg:height="0.6cm" svg:x="6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3" draw:layer="layout" svg:x1="7.402cm" svg:y1="4.573cm" svg:x2="7.402cm" svg:y2="4.823cm">
            <text:p/>
          </draw:line>
          <draw:line draw:style-name="gr3" draw:text-style-name="P3" draw:layer="layout" svg:x1="7.277cm" svg:y1="4.698cm" svg:x2="7.527cm" svg:y2="4.698cm">
            <text:p/>
          </draw:line>
        </draw:g>
        <draw:line draw:style-name="gr2" draw:text-style-name="P3" draw:layer="layout" svg:x1="5.6cm" svg:y1="5.1cm" svg:x2="6.8cm" svg:y2="5.1cm">
          <text:p/>
        </draw:line>
        <draw:line draw:style-name="gr3" draw:text-style-name="P3" draw:layer="layout" svg:x1="7.4cm" svg:y1="5.1cm" svg:x2="9.1cm" svg:y2="5.1cm">
          <text:p/>
        </draw:line>
        <draw:custom-shape draw:style-name="gr4" draw:text-style-name="P4" draw:layer="layout" svg:width="0.6cm" svg:height="0.6cm" svg:x="8.8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3" draw:layer="layout" svg:x1="6.706cm" svg:y1="5.277cm" svg:x2="6.706cm" svg:y2="5.527cm">
            <text:p/>
          </draw:line>
          <draw:line draw:style-name="gr3" draw:text-style-name="P3" draw:layer="layout" svg:x1="6.581cm" svg:y1="5.402cm" svg:x2="6.831cm" svg:y2="5.402cm">
            <text:p/>
          </draw:line>
        </draw:g>
        <draw:line draw:style-name="gr2" draw:text-style-name="P3" draw:layer="layout" svg:x1="9.4cm" svg:y1="3.1cm" svg:x2="11.9cm" svg:y2="3.1cm">
          <text:p/>
        </draw:line>
        <draw:g>
          <draw:line draw:style-name="gr3" draw:text-style-name="P3" draw:layer="layout" svg:x1="8.802cm" svg:y1="3.373cm" svg:x2="8.802cm" svg:y2="3.623cm">
            <text:p/>
          </draw:line>
          <draw:line draw:style-name="gr3" draw:text-style-name="P3" draw:layer="layout" svg:x1="8.677cm" svg:y1="3.498cm" svg:x2="8.927cm" svg:y2="3.498cm">
            <text:p/>
          </draw:line>
        </draw:g>
        <draw:g>
          <draw:line draw:style-name="gr3" draw:text-style-name="P3" draw:layer="layout" svg:x1="8.677cm" svg:y1="2.698cm" svg:x2="8.927cm" svg:y2="2.698cm">
            <text:p/>
          </draw:line>
        </draw:g>
        <draw:g>
          <svg:title>TexMaths</svg:title>
          <svg:desc>12§display§\dot{x}(i)§svg§600§TRUE§</svg:desc>
          <draw:path draw:style-name="gr5" draw:text-style-name="P5" draw:layer="layout" svg:width="0.045cm" svg:height="0.043cm" svg:x="0.307cm" svg:y="2.585cm" svg:viewBox="0 0 46 44" svg:d="M46 23c0-12-10-23-23-23-15 0-23 12-23 23s10 21 23 21c14 0 23-10 23-21z">
            <text:p/>
          </draw:path>
          <draw:path draw:style-name="gr5" draw:text-style-name="P5" draw:layer="layout" svg:width="0.209cm" svg:height="0.189cm" svg:x="0.203cm" svg:y="2.684cm" svg:viewBox="0 0 210 190" svg:d="M210 28c0-22-24-28-39-28-25 0-39 22-44 31-11-27-34-31-46-31-44 0-68 54-68 65 0 3 3 2 5 3 4 0 5-1 6-5 14-44 42-55 56-55 9 0 23 4 23 29 0 13-7 41-23 100-7 26-21 44-39 44-3 0-12 0-22-6 11-1 21-11 21-23 0-11-10-14-16-14-13 0-24 10-24 24 0 20 22 28 40 28 28 0 43-30 44-32 5 16 20 32 45 32 44 0 68-55 68-64 0-5-4-5-5-5-4 0-5 1-5 5-14 44-43 55-56 55-17 0-23-13-23-28 0-9 2-19 7-37 4-19 9-38 13-57 4-11 13-51 42-51 3 0 12 0 22 6-12 3-21 12-21 23 0 6 5 14 16 14 10 0 23-7 23-23z">
            <text:p/>
          </draw:path>
          <draw:path draw:style-name="gr5" draw:text-style-name="P5" draw:layer="layout" svg:width="0.097cm" svg:height="0.418cm" svg:x="0.474cm" svg:y="2.555cm" svg:viewBox="0 0 98 419" svg:d="M98 414c0-1-1-2-2-3-43-33-73-116-73-183 0-12 0-24 0-36 0-67 30-151 73-184 1-1 2-2 2-3 0-3-2-5-5-5-1 0-1 1-2 1-47 35-91 119-91 191 0 12 0 24 0 36 0 71 44 155 91 190 1 0 1 1 2 1 3 0 5-2 5-5z">
            <text:p/>
          </draw:path>
          <draw:path draw:style-name="gr5" draw:text-style-name="P5" draw:layer="layout" svg:width="0.109cm" svg:height="0.282cm" svg:x="0.608cm" svg:y="2.592cm" svg:viewBox="0 0 110 283" svg:d="M107 14c0-8-6-14-16-14-11 0-23 11-23 22 0 8 6 15 17 15 10 0 22-9 22-23zM110 218c0-5-3-5-5-5-3 0-3 1-6 7-7 27-21 53-43 53-7 0-9-5-9-14 0-10 2-16 12-42 5-15 11-30 16-45 5-12 5-13 9-24 3-8 6-14 6-22 0-18-13-34-35-34-39 0-55 61-55 65 0 3 3 2 5 3 3 0 5-1 7-7 11-39 28-52 42-52 4 0 11 0 11 14 0 8-4 17-5 22-4 10-23 59-29 77-5 11-9 24-9 34 0 19 14 35 33 35 40 0 55-61 55-65z">
            <text:p/>
          </draw:path>
          <draw:path draw:style-name="gr5" draw:text-style-name="P5" draw:layer="layout" svg:width="0.096cm" svg:height="0.418cm" svg:x="0.765cm" svg:y="2.555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  <draw:g>
          <svg:title>TexMaths</svg:title>
          <svg:desc>12§display§e_{X,z}(j)§svg§600§TRUE§</svg:desc>
          <draw:path draw:style-name="gr5" draw:text-style-name="P5" draw:layer="layout" svg:width="0.161cm" svg:height="0.189cm" svg:x="5.702cm" svg:y="2.683cm" svg:viewBox="0 0 162 190" svg:d="M162 140c0-2-3-5-5-5s-4 0-6 4c-32 42-79 42-84 42-32 0-36-36-36-49 0-5 0-18 6-43 8 0 15 0 23 0 12 0 43-2 65-10 28-13 31-38 31-44 0-18-16-35-46-35-46 0-110 41-110 114 0 43 25 76 66 76 61 0 96-45 96-50zM141 35c0 44-67 44-83 44-6 0-12 0-18 0 16-63 59-71 70-71 21 0 31 12 31 27z">
            <text:p/>
          </draw:path>
          <draw:path draw:style-name="gr5" draw:text-style-name="P5" draw:layer="layout" svg:width="0.259cm" svg:height="0.199cm" svg:x="5.894cm" svg:y="2.772cm" svg:viewBox="0 0 260 200" svg:d="M260 4c0-4-2-3-4-4-9 0-19 1-28 1-7 0-27-1-34-1-2 0-6 0-6 6 2 1 0 4 5 4 2 1 10 1 10 8 0 4-5 8-8 12-16 16-33 33-50 49-10-19-20-38-30-57-1-2-1-3-1-4 0-2 5-7 15-8 2 0 6 0 6-6-1-2 0-4-4-4-6 0-15 0-21 0s-13 1-19 1c-5 0-12 0-17-1-4 0-12 0-16 0-2 0-6 0-6 6 0 4 3 4 8 4 18 0 19 3 21 9 14 27 28 54 42 82-5 5-11 10-16 15-9 8-17 17-26 25-35 35-47 48-74 49-3 0-7 0-7 6 0 1 1 4 5 4 8 0 18-1 26-1 6 0 13 0 18 1 5 0 12 0 17 0 1 0 6 0 6-6 0-4-4-4-5-4-3-1-9-1-9-8 0-5 3-8 10-14 20-20 39-40 59-59 12 23 24 46 36 69 1 4 2 3 2 4 0 2-6 7-15 8-4 0-7 0-7 6 1 1 0 4 4 4 8 0 15 0 21 0 6-1 13-1 19-1 5 0 12 0 17 1 6 0 12 0 17 0 1 0 6 0 6-6 0-4-4-4-9-4-18 0-19-3-21-8-16-31-32-62-48-93 9-10 19-20 28-29 38-37 50-48 76-50 3 0 7 0 7-6z">
            <text:p/>
          </draw:path>
          <draw:path draw:style-name="gr5" draw:text-style-name="P5" draw:layer="layout" svg:width="0.037cm" svg:height="0.09cm" svg:x="6.195cm" svg:y="2.938cm" svg:viewBox="0 0 38 91" svg:d="M38 32c0-18-7-32-21-32-10 0-17 8-17 17s7 17 18 17c7 0 8-4 12-5 0 16-4 36-23 54-1 1-2 2-2 3 0 3 2 5 3 5 5 0 30-24 30-59z">
            <text:p/>
          </draw:path>
          <draw:path draw:style-name="gr5" draw:text-style-name="P5" draw:layer="layout" svg:width="0.134cm" svg:height="0.132cm" svg:x="6.28cm" svg:y="2.842cm" svg:viewBox="0 0 135 133" svg:d="M135 4c0-4-3-4-4-4-3 0-4 1-5 4-10 13-16 16-23 16-4 0-7 0-17-8-9-10-16-12-22-12-24 0-40 25-40 35 0 2 2 3 5 3s3-1 5-4c4-10 21-11 26-11 6 0 14 2 18 2 17 4 19 4 26 4-8 8-13 13-40 36-24 18-32 25-38 31-18 18-26 31-26 33 0 4 4 4 5 4 3 0 3-1 6-4 7-11 17-18 26-18 4 0 9 1 16 9 9 8 15 13 25 13 31 0 51-36 51-46 0-3-3-3-6-3s-3 1-4 3c-6 16-23 23-38 23-7 0-14-2-21-3-13-3-16-3-22-3-2 0-4 0-7 0 9-8 13-13 39-33 6-5 28-23 37-32 18-17 28-32 28-35z">
            <text:p/>
          </draw:path>
          <draw:path draw:style-name="gr5" draw:text-style-name="P5" draw:layer="layout" svg:width="0.097cm" svg:height="0.418cm" svg:x="6.488cm" svg:y="2.554cm" svg:viewBox="0 0 98 419" svg:d="M98 414c0-1-1-2-2-4-43-32-73-116-73-183 0-12 0-24 0-36 0-67 30-150 73-183 1-1 2-2 2-3 0-3-2-5-5-5-1 0-1 1-2 1-47 35-91 119-91 190 0 12 0 24 0 36 0 72 44 156 91 191 1 0 1 1 2 1 3 0 5-3 5-5z">
            <text:p/>
          </draw:path>
          <draw:path draw:style-name="gr5" draw:text-style-name="P5" draw:layer="layout" svg:width="0.172cm" svg:height="0.363cm" svg:x="6.604cm" svg:y="2.591cm" svg:viewBox="0 0 173 364" svg:d="M173 14c0-7-6-14-16-14-11 0-23 10-23 22 0 8 6 15 16 15 11 0 23-11 23-23zM157 130c0-23-18-38-38-38-43 0-67 60-67 65 0 3 3 2 4 3 4 0 5 0 8-8 10-25 29-51 53-51 5 0 14 2 14 19 0 10-2 14-4 21-13 52-26 105-40 157-7 32-27 56-51 56-2 0-8 0-17-3 13-4 19-15 19-23 0-6-4-14-15-14s-23 8-23 23c0 17 17 27 37 27 29 0 68-23 79-65 13-51 26-102 39-153 2-8 2-14 2-16z">
            <text:p/>
          </draw:path>
          <draw:path draw:style-name="gr5" draw:text-style-name="P5" draw:layer="layout" svg:width="0.096cm" svg:height="0.418cm" svg:x="6.813cm" svg:y="2.554cm" svg:viewBox="0 0 97 419" svg:d="M97 227c0-12 0-24 0-36 0-71-44-155-91-190-1 0-1-1-2-1-3 0-4 2-4 5 0 1 0 2 1 3 45 33 73 116 73 183 0 12 0 24 0 36 0 67-28 151-73 183-1 2-1 3-1 4 0 2 1 5 4 5 1 0 1-1 2-1 47-35 91-119 91-191z">
            <text:p/>
          </draw:path>
        </draw:g>
        <draw:g>
          <svg:title>TexMaths</svg:title>
          <svg:desc>12§display§e_{X,z}(j)§svg§600§TRUE§</svg:desc>
          <draw:path draw:style-name="gr5" draw:text-style-name="P5" draw:layer="layout" svg:width="0.161cm" svg:height="0.189cm" svg:x="10.002cm" svg:y="2.682cm" svg:viewBox="0 0 162 190" svg:d="M162 140c0-2-3-5-5-5s-4 0-6 4c-32 42-79 42-84 42-32 0-36-36-36-49 0-5 0-18 6-43 8 0 15 0 23 0 12 0 43-2 65-10 28-13 31-38 31-44 0-18-16-35-46-35-46 0-110 41-110 114 0 43 25 76 66 76 61 0 96-45 96-50zM141 35c0 44-67 44-83 44-6 0-12 0-18 0 16-63 59-71 70-71 21 0 31 12 31 27z">
            <text:p/>
          </draw:path>
          <draw:path draw:style-name="gr5" draw:text-style-name="P5" draw:layer="layout" svg:width="0.259cm" svg:height="0.199cm" svg:x="10.194cm" svg:y="2.771cm" svg:viewBox="0 0 260 200" svg:d="M260 4c0-4-2-3-4-4-9 0-19 1-28 1-7 0-27-1-34-1-2 0-6 0-6 6 2 1 0 4 5 4 2 1 10 1 10 8 0 4-5 8-8 12-16 16-33 33-50 49-10-19-20-38-30-57-1-2-1-3-1-4 0-2 5-7 15-8 2 0 6 0 6-6-1-2 0-4-4-4-6 0-15 0-21 0s-13 1-19 1c-5 0-12 0-17-1-4 0-12 0-16 0-2 0-6 0-6 6 0 4 3 4 8 4 18 0 19 3 21 9 14 27 28 54 42 82-5 5-11 10-16 15-9 8-17 17-26 25-35 35-47 48-74 49-3 0-7 0-7 6 0 1 1 4 5 4 8 0 18-1 26-1 6 0 13 0 18 1 5 0 12 0 17 0 1 0 6 0 6-6 0-4-4-4-5-4-3-1-9-1-9-8 0-5 3-8 10-14 20-20 39-40 59-59 12 23 24 46 36 69 1 4 2 3 2 4 0 2-6 7-15 8-4 0-7 0-7 6 1 1 0 4 4 4 8 0 15 0 21 0 6-1 13-1 19-1 5 0 12 0 17 1 6 0 12 0 17 0 1 0 6 0 6-6 0-4-4-4-9-4-18 0-19-3-21-8-16-31-32-62-48-93 9-10 19-20 28-29 38-37 50-48 76-50 3 0 7 0 7-6z">
            <text:p/>
          </draw:path>
          <draw:path draw:style-name="gr5" draw:text-style-name="P5" draw:layer="layout" svg:width="0.037cm" svg:height="0.09cm" svg:x="10.495cm" svg:y="2.937cm" svg:viewBox="0 0 38 91" svg:d="M38 32c0-18-7-32-21-32-10 0-17 8-17 17s7 17 18 17c7 0 8-4 12-5 0 16-4 36-23 54-1 1-2 2-2 3 0 3 2 5 3 5 5 0 30-24 30-59z">
            <text:p/>
          </draw:path>
          <draw:path draw:style-name="gr5" draw:text-style-name="P5" draw:layer="layout" svg:width="0.134cm" svg:height="0.132cm" svg:x="10.58cm" svg:y="2.841cm" svg:viewBox="0 0 135 133" svg:d="M135 4c0-4-3-4-4-4-3 0-4 1-5 4-10 13-16 16-23 16-4 0-7 0-17-8-9-10-16-12-22-12-24 0-40 25-40 35 0 2 2 3 5 3s3-1 5-4c4-10 21-11 26-11 6 0 14 2 18 2 17 4 19 4 26 4-8 8-13 13-40 36-24 18-32 25-38 31-18 18-26 31-26 33 0 4 4 4 5 4 3 0 3-1 6-4 7-11 17-18 26-18 4 0 9 1 16 9 9 8 15 13 25 13 31 0 51-36 51-46 0-3-3-3-6-3s-3 1-4 3c-6 16-23 23-38 23-7 0-14-2-21-3-13-3-16-3-22-3-2 0-4 0-7 0 9-8 13-13 39-33 6-5 28-23 37-32 18-17 28-32 28-35z">
            <text:p/>
          </draw:path>
          <draw:path draw:style-name="gr5" draw:text-style-name="P5" draw:layer="layout" svg:width="0.097cm" svg:height="0.418cm" svg:x="10.788cm" svg:y="2.553cm" svg:viewBox="0 0 98 419" svg:d="M98 414c0-1-1-2-2-4-43-32-73-116-73-183 0-12 0-24 0-36 0-67 30-150 73-183 1-1 2-2 2-3 0-3-2-5-5-5-1 0-1 1-2 1-47 35-91 119-91 190 0 12 0 24 0 36 0 72 44 156 91 191 1 0 1 1 2 1 3 0 5-3 5-5z">
            <text:p/>
          </draw:path>
          <draw:path draw:style-name="gr5" draw:text-style-name="P5" draw:layer="layout" svg:width="0.172cm" svg:height="0.363cm" svg:x="10.904cm" svg:y="2.59cm" svg:viewBox="0 0 173 364" svg:d="M173 14c0-7-6-14-16-14-11 0-23 10-23 22 0 8 6 15 16 15 11 0 23-11 23-23zM157 130c0-23-18-38-38-38-43 0-67 60-67 65 0 3 3 2 4 3 4 0 5 0 8-8 10-25 29-51 53-51 5 0 14 2 14 19 0 10-2 14-4 21-13 52-26 105-40 157-7 32-27 56-51 56-2 0-8 0-17-3 13-4 19-15 19-23 0-6-4-14-15-14s-23 8-23 23c0 17 17 27 37 27 29 0 68-23 79-65 13-51 26-102 39-153 2-8 2-14 2-16z">
            <text:p/>
          </draw:path>
          <draw:path draw:style-name="gr5" draw:text-style-name="P5" draw:layer="layout" svg:width="0.096cm" svg:height="0.418cm" svg:x="11.113cm" svg:y="2.553cm" svg:viewBox="0 0 97 419" svg:d="M97 227c0-12 0-24 0-36 0-71-44-155-91-190-1 0-1-1-2-1-3 0-4 2-4 5 0 1 0 2 1 3 45 33 73 116 73 183 0 12 0 24 0 36 0 67-28 151-73 183-1 2-1 3-1 4 0 2 1 5 4 5 1 0 1-1 2-1 47-35 91-119 91-191z">
            <text:p/>
          </draw:path>
        </draw:g>
        <draw:g>
          <draw:path draw:style-name="gr5" draw:text-style-name="P5" draw:layer="layout" svg:width="0.139cm" svg:height="0.039cm" svg:x="8.194cm" svg:y="4.48cm" svg:viewBox="0 0 140 40" svg:d="M140 6c-2-2-5-4-7-6 0 1-16 20-35 20-9 0-19-6-26-10-12-6-19-10-26-10-16 0-24 10-46 34 2 2 5 4 7 6 0-2 16-21 34-21 9 0 20 6 27 11 12 6 19 10 27 10 15 0 24-10 45-34z">
            <text:p/>
          </draw:path>
          <draw:path draw:style-name="gr5" draw:text-style-name="P5" draw:layer="layout" svg:width="0.345cm" svg:height="0.285cm" svg:x="8.05cm" svg:y="4.581cm" svg:viewBox="0 0 346 286" svg:d="M192 114c-12-28-23-56-35-84-1-4-2-3-2-5s7-11 25-13c3 0 8 0 8-7 0-5-5-5-6-5-18 0-36 1-54 1-9 0-36-1-47-1-2 0-7 0-7 8 0 4 4 4 10 4 25 0 27 5 31 14 17 39 34 79 50 118-29 31-59 63-88 94-2 2-4 3-6 5-21 23-41 29-63 30-4 1-8 1-8 8 0 2 0 5 5 5 13 0 26-1 39-1 16 0 33 1 48 1 3 0 7 0 7-8 0-4-3-3-4-5-5 0-17-1-17-13 0-6 6-13 11-18 14-15 28-30 43-46 12-14 25-28 37-42 14 34 29 67 43 101 1 5 3 5 3 6 0 4-9 11-26 12-4 1-8 1-8 8 0 5 5 5 7 5 11 0 41-1 53-1 9 0 36 1 47 1 2 0 7 0 7-8 0-5-4-5-7-5-29 0-29-1-36-18-17-39-45-105-54-130 27-29 72-80 85-91 13-10 29-20 54-22 6 0 9 0 9-8-2-2 0-4-6-4-12 0-26 1-39 1-16 0-31-1-47-1-2 0-7 0-7 8 0 3 1 4 5 4 3 1 16 2 16 13 0 6-4 12-8 16-23 24-45 48-68 73z">
            <text:p/>
          </draw:path>
          <draw:path draw:style-name="gr5" draw:text-style-name="P5" draw:layer="layout" svg:width="0.097cm" svg:height="0.419cm" svg:x="8.461cm" svg:y="4.552cm" svg:viewBox="0 0 98 420" svg:d="M98 415c0-1 0-1-7-8-53-54-67-133-67-197 0-74 17-147 68-198 6-6 6-6 6-7 0-4-2-5-5-5s-41 29-67 81c-21 47-26 94-26 129 0 33 5 83 28 131 25 52 62 79 65 79s5-1 5-5z">
            <text:p/>
          </draw:path>
          <draw:path draw:style-name="gr5" draw:text-style-name="P5" draw:layer="layout" svg:width="0.172cm" svg:height="0.363cm" svg:x="8.577cm" svg:y="4.589cm" svg:viewBox="0 0 173 364" svg:d="M173 16c0-9-6-16-16-16s-23 10-23 23c0 8 6 15 16 15 12 0 23-12 23-22zM89 299c-9 31-29 55-53 55-2 0-8 0-16-3 12-3 20-13 20-22 0-7-5-15-17-15-11 0-23 9-23 24 0 16 17 26 37 26 30 0 68-23 79-63 13-52 26-103 39-155 2-8 2-14 2-15 0-24-18-39-38-39-44 0-67 61-67 65 0 5 3 3 4 5 4 0 5-2 9-9 9-26 30-51 52-51 6 0 14 1 14 19 0 10-2 14-3 21-13 53-26 105-39 157z">
            <text:p/>
          </draw:path>
          <draw:path draw:style-name="gr5" draw:text-style-name="P5" draw:layer="layout" svg:width="0.097cm" svg:height="0.419cm" svg:x="8.804cm" svg:y="4.552cm" svg:viewBox="0 0 98 420" svg:d="M98 210c0-33-5-83-27-131-25-51-63-79-66-79s-5 1-5 5c0 1 0 1 8 9 41 41 65 108 65 196 0 71-15 146-67 198-6 6-6 6-6 7 0 3 2 5 5 5s42-28 67-82c21-46 26-93 26-128z">
            <text:p/>
          </draw:path>
        </draw:g>
        <draw:g>
          <svg:title>TexMaths</svg:title>
          <svg:desc>12§display§\dot{X}(j)§svg§600§TRUE§</svg:desc>
          <draw:path draw:style-name="gr5" draw:text-style-name="P5" draw:layer="layout" svg:width="0.045cm" svg:height="0.043cm" svg:x="8.238cm" svg:y="0.47cm" svg:viewBox="0 0 46 44" svg:d="M46 23c0-12-11-23-23-23-15 0-23 12-23 23s10 21 23 21c14 0 23-10 23-21z">
            <text:p/>
          </draw:path>
          <draw:path draw:style-name="gr5" draw:text-style-name="P5" draw:layer="layout" svg:width="0.345cm" svg:height="0.285cm" svg:x="8.05cm" svg:y="0.566cm" svg:viewBox="0 0 346 286" svg:d="M346 5c-2-2 0-5-6-5-12 0-26 1-39 1-16 0-31-1-47-1-2 0-7 0-7 8 0 3 2 4 5 5 3 0 16 1 16 12 0 6-4 12-8 16-22 24-45 48-67 73-12-28-24-56-36-84-1-2-2-3-2-5s7-11 25-12c3-1 8-1 8-8 0-5-5-5-6-5-18 0-36 1-54 1-9 0-36-1-47-1-2 0-7 0-7 8 0 5 4 5 10 5 25 0 27 4 31 13 17 39 34 78 50 116-29 32-59 64-88 96-4 3-4 3-6 5-21 22-41 29-63 30-4 0-8 0-8 8 2 2 0 5 5 5 13 0 26-1 39-1 16 0 33 1 48 1 3 0 7 0 7-8 0-5-3-3-4-5-4 0-17-1-17-13 0-6 6-13 11-19 14-15 28-30 43-45 13-14 25-28 38-42 14 34 28 67 42 101 1 2 2 4 3 6 0 4-9 11-26 12-3 0-8 1-8 8 0 5 5 5 7 5 18 0 35-1 53-1 11 0 36 1 47 1 2 0 8 0 8-8 0-5-5-5-8-5-28 0-29-1-36-18-18-43-36-87-54-130 28-29 72-80 86-91 12-10 28-20 53-21 6-1 9-1 9-8z">
            <text:p/>
          </draw:path>
          <draw:path draw:style-name="gr5" draw:text-style-name="P5" draw:layer="layout" svg:width="0.096cm" svg:height="0.417cm" svg:x="8.45cm" svg:y="0.538cm" svg:viewBox="0 0 97 418" svg:d="M97 413c0-1 0-2-1-2-43-34-73-118-73-185 0-11 0-23 0-34 0-67 30-151 73-185 1 0 1-2 1-3 0-2-1-4-4-4-1 0-1 0-2 1-47 35-91 119-91 191 0 11 0 23 0 34 0 72 44 156 91 191 1 0 1 1 2 1 3 0 4-3 4-5z">
            <text:p/>
          </draw:path>
          <draw:path draw:style-name="gr5" draw:text-style-name="P5" draw:layer="layout" svg:width="0.172cm" svg:height="0.363cm" svg:x="8.566cm" svg:y="0.574cm" svg:viewBox="0 0 173 364" svg:d="M173 16c0-9-6-16-17-16-10 0-22 10-22 23 0 8 6 15 16 15 11 0 23-12 23-22zM157 130c0-23-18-38-38-38-44 0-67 61-67 65 0 5 3 3 4 5 4 0 4-2 8-9 10-26 29-51 52-51 6 0 15 1 15 19 0 9-2 14-4 21-13 52-26 104-40 156-7 32-27 56-51 56-2 0-8 0-17-3 13-4 19-15 19-23 0-6-4-14-15-14s-23 8-23 24 17 26 37 26c29 0 68-23 79-63 13-52 26-103 39-155 2-8 2-14 2-16z">
            <text:p/>
          </draw:path>
          <draw:path draw:style-name="gr5" draw:text-style-name="P5" draw:layer="layout" svg:width="0.096cm" svg:height="0.417cm" svg:x="8.775cm" svg:y="0.538cm" svg:viewBox="0 0 97 418" svg:d="M97 226c0-11 0-23 0-34 0-72-44-156-91-191 0-1-1-1-2-1-3 0-4 2-4 4 0 1 0 3 1 3 45 34 73 118 73 185 0 11 0 23 0 34 0 67-28 151-73 185-1 0-1 1-1 2 0 2 1 5 4 5 1 0 1-1 2-1 47-35 91-119 91-191z">
            <text:p/>
          </draw:path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2cm" fo:page-height="6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4.649cm" svg:x="1cm" svg:y="3.948cm"/>
      <draw:page-thumbnail draw:layer="backgroundobjects" svg:width="8.999cm" svg:height="4.649cm" svg:x="1cm" svg:y="12.524cm"/>
      <draw:page-thumbnail draw:layer="backgroundobjects" svg:width="8.999cm" svg:height="4.649cm" svg:x="1cm" svg:y="21.1cm"/>
      <draw:page-thumbnail draw:layer="backgroundobjects" svg:width="8.999cm" svg:height="4.649cm" svg:x="11cm" svg:y="3.948cm"/>
      <draw:page-thumbnail draw:layer="backgroundobjects" svg:width="8.999cm" svg:height="4.649cm" svg:x="11cm" svg:y="12.524cm"/>
      <draw:page-thumbnail draw:layer="backgroundobjects" svg:width="8.999cm" svg:height="4.649cm" svg:x="11cm" svg:y="21.1cm"/>
    </style:handout-master>
    <style:master-page style:name="Domyślny" style:page-layout-name="PM1" draw:style-name="Mdp1">
      <draw:frame presentation:style-name="Domyślny-title" draw:layer="backgroundobjects" svg:width="15.479cm" svg:height="0.616cm" svg:x="0.86cm" svg:y="0.147cm" presentation:class="title" presentation:placeholder="true">
        <draw:text-box/>
      </draw:frame>
      <draw:frame presentation:style-name="Domyślny-outline1" draw:layer="backgroundobjects" svg:width="15.479cm" svg:height="2.145cm" svg:x="0.86cm" svg:y="0.864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8-30T17:16:26.782399139</dc:date>
    <dc:creator>Łukasz Dróżdż</dc:creator>
    <meta:editing-duration>PT2H9M43S</meta:editing-duration>
    <meta:editing-cycles>39</meta:editing-cycles>
    <meta:generator>LibreOffice/7.5.5.2$Linux_X86_64 LibreOffice_project/50$Build-2</meta:generator>
    <meta:document-statistic meta:object-count="82"/>
  </office:meta>
</office:document-meta>
</file>